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ClassEventBusDefault.dummy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Default.SubscribeClassEventBusDefault( PerfTestEventBus perfTestEventB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ClassEventBusDefault.dummy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Default.onEvent( 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ClassEventBusDefault.dumm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Default.dumm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Default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